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93"/>
    </style:style>
    <style:style style:name="P2" style:family="paragraph" style:parent-style-name="Standard">
      <style:text-properties officeooo:rsid="0018fc32" officeooo:paragraph-rsid="0018fc32"/>
    </style:style>
    <style:style style:name="P3" style:family="paragraph" style:parent-style-name="Standard">
      <style:text-properties officeooo:rsid="0018fc32" officeooo:paragraph-rsid="0018fc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. Қарашаңырақ. Алғысөз. 1 бөлім</text:p>
      <text:p text:style-name="P1">02. Қазақтың қыз алып қашуы туралы 1</text:p>
      <text:p text:style-name="P1">03. Қазақтың қыз алып қашуы туралы 2</text:p>
      <text:p text:style-name="P1">04. Қазақтың қалыңдық қарауы</text:p>
      <text:p text:style-name="P2">05. Қазақтың қыз баланы қалай тәрбиелегені туралы</text:p>
      <text:p text:style-name="P2">06. Қазақтың ұрын баруы</text:p>
      <text:p text:style-name="P2">07. Қазақтың өмірлік жар іздеуі</text:p>
      <text:p text:style-name="P2">08. Қазақтың құда түсуі</text:p>
      <text:p text:style-name="P2">09. Қазақтың қыз ұзатуы</text:p>
      <text:p text:style-name="P2">10. Қазақтың сүйек лақтыруы туралы</text:p>
      <text:p text:style-name="P2">11. Қазақтардың баспана мәселесін қалай шешкені туралы</text:p>
      <text:p text:style-name="P2">12. Қазақтың ұлттық идеяны қалай түсінетіні туралы</text:p>
      <text:p text:style-name="P2">13. Қазақтың сайлауды қалай өткізгені туралы</text:p>
      <text:p text:style-name="P2">14. Қазақ ғарышы</text:p>
      <text:p text:style-name="P2">15. Қазақ тойының есебі туралы</text:p>
      <text:p text:style-name="P2">16. Келіннің келіншек болуы жайлы</text:p>
      <text:p text:style-name="P2">17. Қазақтың шу шығаруы</text:p>
      <text:p text:style-name="P2">18. Қазақтардың бөпені қалай баққаны туралы. 1-бөлім</text:p>
      <text:p text:style-name="P2">19. Қазақтардың бөпені қалай баққаны туралы. 2-бөлім</text:p>
      <text:p text:style-name="P2">20. Қазақтың бала саудалауы</text:p>
      <text:p text:style-name="P2">21. Қазақтың жын-періні қалай алдағаны туралы</text:p>
      <text:p text:style-name="P2">22. Қазақтың ат тергеуі. 1-бөлім</text:p>
      <text:p text:style-name="P2">23. Қазақтың ат тергеуі. 2-бөлім</text:p>
      <text:p text:style-name="P2">24. Қазақтың құт таратуы</text:p>
      <text:p text:style-name="P2">25. Қазақтың қолайсыз жағдайдан қалай құтылғаны туралы. 1-бөлім</text:p>
      <text:p text:style-name="P2">26. Қазақтың қолайсыз жағдайдан қалай құтылғаны туралы. 2-бөлім</text:p>
      <text:p text:style-name="P2">27. Қазақтың қолайсыз жағдайдан қалай құтылғаны туралы. 3-бөлім</text:p>
      <text:p text:style-name="P2">28. Қазақтың дәуірге илігуі</text:p>
      <text:p text:style-name="P2">29. Қазақтың туыс табуы. 1-бөлім</text:p>
      <text:p text:style-name="P2">30. Қазақтың туыс табуы. 2-бөлім</text:p>
      <text:p text:style-name="P2">31. Қазақтың туыс табуы. 3-бөлім</text:p>
      <text:p text:style-name="P2">32. Қазақтың уақыт есептеуі</text:p>
      <text:p text:style-name="P2">33. Арғықазақтың күнтізбе ойлап табуы. 1-бөлім</text:p>
      <text:p text:style-name="P2">34. Арғықазақтың күнтізбе ойлап табуы. 2-бөлім</text:p>
      <text:p text:style-name="P2">35. Қазақтың ырымшылдығы туралы. 1-бөлім</text:p>
      <text:p text:style-name="P2">36. Қазақтың ырымшылдығы туралы. 2-бөлім</text:p>
      <text:p text:style-name="P2">37. Қазақтың ырымшылдығы туралы. 3-бөлім</text:p>
      <text:p text:style-name="P2">38. <text:s/>Қазақтың ырымшылдығы туралы. 4-бөлім</text:p>
      <text:p text:style-name="P2">39. Қазақтың ырымшылдығы туралы. 5-бөлім</text:p>
      <text:p text:style-name="P2">40. Қазақтың ғаламды бөлшектеуі</text:p>
      <text:p text:style-name="P2">41. Қазақтың қонақ күтуді және ауызбірлікпен өмір сүруді қалай үйренгені туралы</text:p>
      <text:p text:style-name="P2">42. Қазақтың жан-жануар тілін ұғуы. 1-бөлім</text:p>
      <text:p text:style-name="P2">43. Қазақтың жан-жануар тілін ұғуы. 2-бөлім</text:p>
      <text:p text:style-name="P2">44. Қазақ конондары қалыптасуы жайлы</text:p>
      <text:p text:style-name="P2">45. Қазақтар қалай ажырасты</text:p>
      <text:p text:style-name="P2">46. Қазақтың мәңгілікке қалай дайындалғаны туралы</text:p>
      <text:p text:style-name="P2">47. Қазақтың бастауына қайтуы</text:p>
      <text:p text:style-name="P2"/>
      <text:p text:style-name="P2"/>
      <text:p text:style-name="P2"/>
      <text:p text:style-name="P2"/>
      <text:p text:style-name="P2"/>
      <text:p text:style-name="P2"><text:soft-page-break/>18fUQ1_Uv5rvfLzrX2mUg2E5_LAjx9M7V</text:p>
      <text:p text:style-name="P2"/>
      <text:p text:style-name="P2">1M2k6oYiEo-UHL-a7sxaU8H-lmAxKimbK</text:p>
      <text:p text:style-name="P2"/>
      <text:p text:style-name="P2">152xV2Vd2-yVi9rLGWHoqOgKjLl5L44Jq</text:p>
      <text:p text:style-name="P2"/>
      <text:p text:style-name="P2">1ZC7pfyXdWsIn4kNLg1NAdikvALKaVyE0</text:p>
      <text:p text:style-name="P2"/>
      <text:p text:style-name="P2">1EfqsvHpJAkzsD8ofPxf7zeHrjT2r4_Jt</text:p>
      <text:p text:style-name="P2"/>
      <text:p text:style-name="P2">1G3ymgwF5__texub2BeLHe_LQ8g368Z6o</text:p>
      <text:p text:style-name="P2"/>
      <text:p text:style-name="P2">1RnoRkdhRRG7zINNft_mP0CRoJGXfqIie</text:p>
      <text:p text:style-name="P2"/>
      <text:p text:style-name="P2">1sQZ2zP8F8Q-jRkLizFxL_Acueq7KH2I9</text:p>
      <text:p text:style-name="P2"/>
      <text:p text:style-name="P2">1Ez_4Nb4QqkgqsF_r_hkggvZtIqd4ewCH</text:p>
      <text:p text:style-name="P2"/>
      <text:p text:style-name="P2">1HhpiRj5OAZ_HNy60R6QNnmRd9gDy9DpA</text:p>
      <text:p text:style-name="P2"/>
      <text:p text:style-name="P2">1pYHZhZIg_kwY-pq4nUycJhXbc7nLff3a</text:p>
      <text:p text:style-name="P2"/>
      <text:p text:style-name="P2">13bsPLVpDPwwUwtvZ5Ycf6UFLKj-c8ue8</text:p>
      <text:p text:style-name="P2"/>
      <text:p text:style-name="P2">1hOHXCdxa9zNTwCns7SBTqaWup7Vw9Fy0</text:p>
      <text:p text:style-name="P2"/>
      <text:p text:style-name="P2">1Ujolx_VxFq1EghM7lfVs33P8oRVYMjop</text:p>
      <text:p text:style-name="P2"/>
      <text:p text:style-name="P2">1whsOGUIf2Gfbk6IHoW8BDCWvFvOmUQWu</text:p>
      <text:p text:style-name="P2"/>
      <text:p text:style-name="P2">1HP8O0IQ5kbX7k4M3pcqLVp_eYz5Sgyap</text:p>
      <text:p text:style-name="P2"/>
      <text:p text:style-name="P2">1biuuQU8salaLIzBwitJqis2InTb96Yye</text:p>
      <text:p text:style-name="P2"/>
      <text:p text:style-name="P2">1ZGpR1CouUso1Lz1nOHxNtrBWdFyB6kVM</text:p>
      <text:p text:style-name="P2"/>
      <text:p text:style-name="P2">1dcrBF0zfmmpzZ_P5vlvzkSabnM-7Rn48</text:p>
      <text:p text:style-name="P2"/>
      <text:p text:style-name="P2">1p5gULxb7XP9sMFWKThCHzjOltQx7El45</text:p>
      <text:p text:style-name="P2"/>
      <text:p text:style-name="P2">14ZdXdf96c9GOg5kowW8Nm5GC0Pzh7fqY</text:p>
      <text:p text:style-name="P2"/>
      <text:p text:style-name="P2">1RF6mjJ_RT5uI9nbH0NtX0-PyIO-fFkd6</text:p>
      <text:p text:style-name="P2"/>
      <text:p text:style-name="P2">1iJ_G0Tf9WvLNsOELQyhiDV2yulUu7Avb</text:p>
      <text:p text:style-name="P2"/>
      <text:p text:style-name="P2">1MS5mvdwe16kvJ-IiRDpRkPL7FdKdSrwQ</text:p>
      <text:p text:style-name="P2"/>
      <text:p text:style-name="P2">10hyX7OnEAjpKE8DTtbov__--mNw05kAP</text:p>
      <text:p text:style-name="P2"/>
      <text:p text:style-name="P2">1Ksk2viA3XKo37WsW_a1BEfo2YM0ote0j</text:p>
      <text:p text:style-name="P2"/>
      <text:p text:style-name="P2"><text:soft-page-break/>148u7TCVu9L-Yp_IvCl7dbxyxjvux084Z</text:p>
      <text:p text:style-name="P2"/>
      <text:p text:style-name="P2">1x8mx5KsykoA4CbIxGTPPwq3xG_8V_XNv</text:p>
      <text:p text:style-name="P2"/>
      <text:p text:style-name="P2">1pJBfPrs2Q848-MlfmYmknZMpdS6usEKm</text:p>
      <text:p text:style-name="P2"/>
      <text:p text:style-name="P2">14oL6I7ylUXtaJL3xiGFba54uxcScxxRF</text:p>
      <text:p text:style-name="P2"/>
      <text:p text:style-name="P2">1YY6Ksj-NYkvk13ifT3KdmVCuRn9YRjxe</text:p>
      <text:p text:style-name="P2"/>
      <text:p text:style-name="P2">12WHUqPwuq9ovdxhXDfKf-jQsYn9bL4mQ</text:p>
      <text:p text:style-name="P2"/>
      <text:p text:style-name="P2">1vG2ohxgYWpz88e4WwjiEuIGapJwnQq3s</text:p>
      <text:p text:style-name="P2"/>
      <text:p text:style-name="P2">1OzB1l7hG021q-t2GVwo7oadi3SNcCxga</text:p>
      <text:p text:style-name="P2"/>
      <text:p text:style-name="P2">1eQ0fReQKGXsBvdLFHrL1VTvPyy9VYXzT</text:p>
      <text:p text:style-name="P2"/>
      <text:p text:style-name="P2">1EkQkdq_RQU83gaWBLHzwhVHVazH5hX6e</text:p>
      <text:p text:style-name="P2"/>
      <text:p text:style-name="P2">1MbPPoiR1R-26mjxw8UMN2AoZPB_Zt24y</text:p>
      <text:p text:style-name="P2"/>
      <text:p text:style-name="P2">1MRYR2D1E8mln2gNOqzpMZoNNZD4T24Yd</text:p>
      <text:p text:style-name="P2"/>
      <text:p text:style-name="P2">1dq23XujTSNpWwBxcpq0_oDC1g-K8J4OW</text:p>
      <text:p text:style-name="P2"/>
      <text:p text:style-name="P2">1IHujfP3iLDrO5oN6JTy7FgjUypJyoSvK</text:p>
      <text:p text:style-name="P2"/>
      <text:p text:style-name="P2">1uJlix8lZp7iJ03LkTuoT2LrH3QbZf9X4</text:p>
      <text:p text:style-name="P2"/>
      <text:p text:style-name="P2">1jB5zxDMTUHUC4USvB02byaKcfezXQNQD</text:p>
      <text:p text:style-name="P2"/>
      <text:p text:style-name="P2">1mnP6vBXgN_YV50gDrRpNHyaNsymFX-R6</text:p>
      <text:p text:style-name="P2"/>
      <text:p text:style-name="P2">1ro9Rvg1Iy-2izm9H4bxzu0ZGLHdRqCGQ</text:p>
      <text:p text:style-name="P2"/>
      <text:p text:style-name="P2">1ImzeuYy7YVFJkunUNGcSmrVwRn7IwO_b</text:p>
      <text:p text:style-name="P2"/>
      <text:p text:style-name="P2">1cwYCVxsscGfjQZlAdzg2-uDKSkJ4PuMq</text:p>
      <text:p text:style-name="P2"/>
      <text:p text:style-name="P2">1uVmloMBUjukHQemIpzeb9Y93ZYJyhrMP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1-12-28T14:54:07.474779457</dc:date>
    <meta:editing-duration>PT21M3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94" meta:word-count="305" meta:character-count="3350" meta:non-whitespace-character-count="3139"/>
  </office:meta>
</office:document-meta>
</file>